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  <style:style style:name="T1" style:family="text">
      <style:text-properties fo:color="#df3434" fo:font-weight="bold"/>
    </style:style>
    <style:style style:name="T2" style:family="text">
      <style:text-properties fo:color="#df3434" style:font-weight-asian="bold"/>
    </style:style>
    <style:style style:name="T3" style:family="text">
      <style:text-properties fo:color="#3366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用GDB调试程序 <text:line-break/>GDB是一个强大的命令行调试工具。大家知道命令行的强大就是在于，其可以形成执行序<text:line-break/>列，形成脚本。UNIX下的软件全是命令行的，这给程序开发提代供了极大的便利，命令行<text:line-break/>软件的优势在于，它们可以非常容易的集成在一起，使用几个简单的已有工具的命令，就可<text:line-break/>以做出一个非常强大的功能。 <text:line-break/>于是UNIX下的软件比Windows下的软件更能有机地结合，各自发挥各自的长处，组合成<text:line-break/>更为强劲的功能。而Windows下的图形软件基本上是各自为营，互相不能调用，很不利于<text:line-break/>各种软件的相互集成。在这里并不是要和Windows做个什么比较，所谓“寸有所长，尺有<text:line-break/>所短”，图形化工具还是有不如命令行的地方。 <text:line-break/>用GDB调试程序 <text:line-break/>GDB概述 <text:line-break/>———— <text:line-break/>GDB是GNU开源组织发布的一个强大的UNIX下的程序调试工具。或许，各位比较喜欢那<text:line-break/>种图形界面方式的，像VC、BCB等IDE的调试，但如果你是在UNIX平台下做软件，你<text:line-break/>会发现GDB这个调试工具有比VC、BCB的图形化调试器更强大的功能。所谓“寸有所长，<text:line-break/>尺有所短”就是这个道理。 <text:line-break/>一般来说，GDB主要帮忙你完成下面四个方面的功能： <text:line-break/>1、启动你的程序，可以按照你的自定义的要求随心所欲的运行程序。 <text:line-break/>2、可让被调试的程序在你所指定的调置的断点处停住。（断点可以是条件表达式） <text:line-break/>3、当程序被停住时，可以检查此时你的程序中所发生的事。 <text:line-break/>4、动态的改变你程序的执行环境。 <text:line-break/>从上面看来，GDB和一般的调试工具没有什么两样，基本上也是完成这些功能，不过在细<text:line-break/>节上，你会发现GDB这个调试工具的强大，大家可能比较习惯了图形化的调试工具，但有<text:line-break/>时候，命令行的调试工具却有着图形化工具所不能完成的功能。让我们一一看来。 <text:line-break/>一个调试示例 <text:line-break/>—————— <text:line-break/>源程序：tst.c <text:line-break/>1 #include <text:line-break/>2 <text:line-break/>3 int func(int n) <text:line-break/>4 { <text:line-break/>5 int sum=0,i; <text:line-break/>6 for(i=0; i&lt;7; i++) { </text:p>
      <text:p text:style-name="Text_20_body">8 sum+=i; <text:line-break/>9 } <text:line-break/>10 return sum; <text:line-break/>11 } <text:line-break/>12 <text:line-break/>13 <text:line-break/>14 main() <text:line-break/>15 { <text:line-break/>16 int i; <text:line-break/>17 long result = 0; <text:line-break/>18 for(i=1; i&lt;=100; i++) <text:line-break/>19 { <text:line-break/>20 result += i; <text:line-break/><text:soft-page-break/>21 } <text:line-break/>22 <text:line-break/>23 printf("result[1-100] = %d /n", result ); <text:line-break/>24 printf("result[1-250] = %d /n", func(250) ); <text:line-break/>25 } <text:line-break/>编译生成执行文件：（<text:a xlink:type="simple" xlink:href="http://lib.csdn.net/base/linux" office:target-frame-name="_blank" xlink:show="new" text:style-name="Internet_20_link" text:visited-style-name="Visited_20_Internet_20_Link"><text:span text:style-name="T1">Linux</text:span></text:a>下） <text:line-break/>hchen/test&gt; cc -g tst.c -o tst <text:line-break/>使用GDB调试： <text:line-break/>hchen/test&gt; gdb tst &lt;---------- 启动GDB <text:line-break/>GNU gdb 5.1.1 <text:line-break/>Copyright 2002 Free Software Foundation, Inc. <text:line-break/>GDB is free software, covered by the GNU General Public License, and you are <text:line-break/>welcome to change it and/or distribute copies of it under certain conditions. <text:line-break/>Type "show copying" to see the conditions. <text:line-break/>There is absolutely no warranty for GDB. Type "show warranty" for details. <text:line-break/>This GDB was configured as "i386-suse-linux"... <text:line-break/>(gdb) l &lt;-------------------- l命令相当于list，从第一行开始例出原码。 <text:line-break/>1 #include <text:line-break/>2 <text:line-break/>3 int func(int n) <text:line-break/>4 { <text:line-break/>5 int sum=0,i; <text:line-break/>6 for(i=0; i 7 { <text:line-break/>8 sum+=i; <text:line-break/>9 } <text:line-break/>10 return sum; <text:line-break/>(gdb) &lt;-------------------- 直接回车表示，重复上一次命令 <text:line-break/>11 } </text:p>
      <text:p text:style-name="Text_20_body">12 <text:line-break/>13 <text:line-break/>14 main() <text:line-break/>15 { <text:line-break/>16 int i; <text:line-break/>17 long result = 0; <text:line-break/>18 for(i=1; i&lt;=100; i++) <text:line-break/>19 { <text:line-break/>20 result += i; <text:line-break/>(gdb) break 16 &lt;-------------------- 设置断点，在源程序第16行处。 <text:line-break/>Breakpoint 1 at 0x8048496: file tst.c, line 16. <text:line-break/>(gdb) break func &lt;-------------------- 设置断点，在函数func()入口处。 <text:line-break/>Breakpoint 2 at 0x8048456: file tst.c, line 5. <text:line-break/>(gdb) info break &lt;-------------------- 查看断点信息。 <text:line-break/><text:soft-page-break/>Num Type Disp Enb Address What <text:line-break/>1 breakpoint keep y 0x08048496 in main at tst.c:16 <text:line-break/>2 breakpoint keep y 0x08048456 in func at tst.c:5 <text:line-break/>(gdb) r &lt;--------------------- 运行程序，run命令简写 <text:line-break/>Starting program: /home/hchen/test/tst <text:line-break/>Breakpoint 1, main () at tst.c:17 &lt;---------- 在断点处停住。 <text:line-break/>17 long result = 0; <text:line-break/>(gdb) n &lt;--------------------- 单条语句执行，next命令简写。 <text:line-break/>18 for(i=1; i&lt;=100; i++) <text:line-break/>(gdb) n <text:line-break/>20 result += i; <text:line-break/>(gdb) n <text:line-break/>18 for(i=1; i&lt;=100; i++) <text:line-break/>(gdb) n <text:line-break/>20 result += i; <text:line-break/>(gdb) c &lt;--------------------- 继续运行程序，continue命令简写。 <text:line-break/>Continuing. <text:line-break/>result[1-100] = 5050 &lt;----------程序输出。 <text:line-break/>Breakpoint 2, func (n=250) at tst.c:5 <text:line-break/>5 int sum=0,i; <text:line-break/>(gdb) n <text:line-break/>6 for(i=1; i&lt;=n; i++) <text:line-break/>(gdb) p i &lt;--------------------- 打印变量i的值，print命令简写。 <text:line-break/>$1 = 134513808 <text:line-break/>(gdb) n <text:line-break/>8 sum+=i; <text:line-break/>(gdb) n <text:line-break/>6 for(i=1; i&lt;=n; i++) </text:p>
      <text:p text:style-name="Text_20_body">(gdb) p sum <text:line-break/>$2 = 1 <text:line-break/>(gdb) n <text:line-break/>8 sum+=i; <text:line-break/>(gdb) p i <text:line-break/>$3 = 2 <text:line-break/>(gdb) n <text:line-break/>6 for(i=1; i&lt;=n; i++) <text:line-break/>(gdb) p sum <text:line-break/>$4 = 3 <text:line-break/>(gdb) bt &lt;--------------------- 查看函数堆栈。 <text:line-break/>#0 func (n=250) at tst.c:5 <text:line-break/>#1 0x080484e4 in main () at tst.c:24 <text:line-break/>#2 0x400409ed in __libc_start_main () from /lib/libc.so.6 <text:line-break/><text:soft-page-break/>(gdb) finish &lt;--------------------- 退出函数。 <text:line-break/>Run till exit from #0 func (n=250) at tst.c:5 <text:line-break/>0x080484e4 in main () at tst.c:24 <text:line-break/>24 printf("result[1-250] = %d /n", func(250) ); <text:line-break/>Value returned is $6 = 31375 <text:line-break/>(gdb) c &lt;--------------------- 继续运行。 <text:line-break/>Continuing. <text:line-break/>result[1-250] = 31375 &lt;----------程序输出。 <text:line-break/>Program exited with code 027. &lt;--------程序退出，调试结束。 <text:line-break/>(gdb) q &lt;--------------------- 退出gdb。 <text:line-break/>hchen/test&gt; <text:line-break/>好了，有了以上的感性认识，还是让我们来系统地认识一下gdb吧。 <text:line-break/>使用GDB <text:line-break/>———— <text:line-break/>一般来说GDB主要调试的是C/C++的程序。要调试C/C++的程序，首先在编译时，我们必<text:line-break/>须要把调试信息加到可执行文件中。使用编译器（cc/gcc/g++）的 -g 参数可以做到这一点。<text:line-break/>如： <text:line-break/>&gt; cc -g hello.c -o hello <text:line-break/>&gt; g++ -g hello.cpp -o hello <text:line-break/>如果没有-g，你将看不见程序的函数名、变量名，所代替的全是运行时的内存地址。当你用<text:line-break/>-g把调试信息加入之后，并成功编译目标代码以后，让我们来看看如何用gdb来调试他。 <text:line-break/>启动GDB的方法有以下几种： </text:p>
      <text:p text:style-name="Text_20_body">1、gdb <text:line-break/>program也就是你的执行文件，一般在当然目录下。 <text:line-break/>2、gdb core <text:line-break/>用gdb同时调试一个运行程序和core文件，core是程序非法执行后core dump后产生的文件。 <text:line-break/>3、gdb <text:line-break/>如果你的程序是一个服务程序，那么你可以指定这个服务程序运行时的进程ID。gdb会自<text:line-break/>动attach上去，并调试他。program应该在PATH环境变量中搜索得到。 <text:line-break/>GDB启动时，可以加上一些GDB的启动开关，详细的开关可以用gdb -help查看。我在下<text:line-break/>面只例举一些比较常用的参数： <text:line-break/>-symbols <text:line-break/>-s <text:line-break/>从指定文件中读取符号表。 <text:line-break/>-se file <text:line-break/>从指定文件中读取符号表信息，并把他用在可执行文件中。 <text:line-break/>-core <text:line-break/>-c <text:line-break/>调试时core dump的core文件。 <text:line-break/>-directory <text:line-break/><text:soft-page-break/>-d <text:line-break/>加入一个源文件的搜索路径。默认搜索路径是环境变量中PATH所定义的路径。 <text:line-break/>GDB的命令概貌 <text:line-break/>——————— <text:line-break/>启动gdb后，就你被带入gdb的调试环境中，就可以使用gdb的命令开始调试程序了，gdb<text:line-break/>的命令可以使用help命令来查看，如下所示： <text:line-break/>/home/hchen&gt; gdb <text:line-break/>GNU gdb 5.1.1 <text:line-break/>Copyright 2002 Free Software Foundation, Inc. <text:line-break/>GDB is free software, covered by the GNU General Public License, and you are <text:line-break/>welcome to change it and/or distribute copies of it under certain conditions. <text:line-break/>Type "show copying" to see the conditions. <text:line-break/>There is absolutely no warranty for GDB. Type "show warranty" for details. <text:line-break/>This GDB was configured as "i386-suse-linux". <text:line-break/>(gdb) help </text:p>
      <text:p text:style-name="Text_20_body">List of classes of commands: <text:line-break/>aliases -- Aliases of other commands <text:line-break/>breakpoints -- Making program stop at certain points <text:line-break/>data -- Examining data <text:line-break/>files -- Specifying and examining files <text:line-break/>internals -- Maintenance commands <text:line-break/>obscure -- Obscure features <text:line-break/>running -- Running the program <text:line-break/>stack -- Examining the stack <text:line-break/>status -- Status inquiries <text:line-break/>support -- Support facilities <text:line-break/>tracepoints -- Tracing of program execution without stopping the program <text:line-break/>user-defined -- User-defined commands <text:line-break/>Type "help" followed by a class name for a list of commands in that class. <text:line-break/>Type "help" followed by command name for full documentation. <text:line-break/>Command name abbreviations are allowed if unambiguous. <text:line-break/>(gdb) <text:line-break/>gdb的命令很多，gdb把之分成许多个种类。help命令只是例出gdb的命令种类，如果要看<text:line-break/>种类中的命令，可以使用help 命令，如：help breakpoints，查看设置断点的所有命令。也<text:line-break/>可以直接help 来查看命令的帮助。 <text:line-break/>gdb中，输入命令时，可以不用打全命令，只用打命令的前几个字符就可以了，当然，命令<text:line-break/>的前几个字符应该要标志着一个唯一的命令，在Linux下，你可以敲击两次TAB键来补齐<text:line-break/>命令的全称，如果有重复的，那么gdb会把其例出来。 <text:line-break/>示例一：在进入函数func时，设置一个断点。可以敲入break func，或是直接就是b func <text:line-break/>(gdb) b func <text:line-break/>Breakpoint 1 at 0x8048458: file hello.c, line 10. <text:line-break/>示例二：敲入b按两次TAB键，你会看到所有b打头的命令： <text:line-break/><text:soft-page-break/>(gdb) b <text:line-break/>backtrace break bt <text:line-break/>(gdb) <text:line-break/>示例三：只记得函数的前缀，可以这样： <text:line-break/>(gdb) b make_ &lt;按TAB键&gt; <text:line-break/>（再按下一次TAB键，你会看到:） <text:line-break/>make_a_section_from_file make_environ <text:line-break/>make_abs_section make_function_type <text:line-break/>make_blockvector make_pointer_type </text:p>
      <text:p text:style-name="Text_20_body">make_cleanup make_reference_type <text:line-break/>make_command make_symbol_completion_list <text:line-break/>(gdb) b make_ <text:line-break/>GDB把所有make开头的函数全部例出来给你查看。 <text:line-break/>示例四：调试C++的程序时，有可以函数名一样。如： <text:line-break/>(gdb) b 'bubble( M-? <text:line-break/>bubble(double,double) bubble(int,int) <text:line-break/>(gdb) b 'bubble( <text:line-break/>你可以查看到C++中的所有的重载函数及参数。（注：M-?和“按两次TAB键”是一个意思） <text:line-break/>要退出gdb时，只用发quit或命令简称q就行了。 <text:line-break/>GDB中运行UNIX的shell程序 <text:line-break/>———————————— <text:line-break/>在gdb环境中，你可以执行UNIX的shell的命令，使用gdb的shell命令来完成： <text:line-break/>shell <text:line-break/>调用UNIX的shell来执行，环境变量SHELL中定义的UNIX的shell将会被用来执行，如<text:line-break/>果SHELL没有定义，那就使用UNIX的标准shell：/bin/sh。（在Windows中使用Command.com<text:line-break/>或cmd.exe） <text:line-break/>还有一个gdb命令是make： <text:line-break/>make <text:line-break/>可以在gdb中执行make命令来重新build自己的程序。这个命令等价于“shell make ”。 <text:line-break/>在GDB中运行程序 <text:line-break/>———————— <text:line-break/>当以gdb 方式启动gdb后，gdb会在PATH路径和当前目录中搜索的源文件。如要确认gdb<text:line-break/>是否读到源文件，可使用l或list命令，看看gdb是否能列出源代码。 <text:line-break/>在gdb中，运行程序使用r或是run命令。程序的运行，你有可能需要设置下面四方面的事。 <text:line-break/>1、程序运行参数。 <text:line-break/>set args 可指定运行时参数。（如：set args 10 20 30 40 50） <text:line-break/>show args 命令可以查看设置好的运行参数。 <text:line-break/>2、运行环境。 <text:line-break/>path <text:line-break/><text:soft-page-break/>可设定程序的运行路径。 <text:line-break/>show paths 查看程序的运行路径。 </text:p>
      <text:p text:style-name="Text_20_body">set environment varname [=value] 设置环境变量。如：set env USER=hchen <text:line-break/>show environment [varname] 查看环境变量。 <text:line-break/>3、工作目录。 <text:line-break/>cd <text:line-break/>相当于shell的cd命令。 <text:line-break/>pwd 显示当前的所在目录。 <text:line-break/>4、程序的输入输出。 <text:line-break/>info terminal 显示你程序用到的终端的模式。 <text:line-break/>使用重定向控制程序输出。如：run &gt; outfile <text:line-break/>tty命令可以指写输入输出的终端设备。如：tty /dev/ttyb <text:line-break/>调试已运行的程序 <text:line-break/>———————— <text:line-break/>两种方法： <text:line-break/>1、在UNIX下用ps查看正在运行的程序的PID（进程ID），然后用gdb PID格式挂接正在<text:line-break/>运行的程序。 <text:line-break/>2、先用gdb 关联上源代码，并进行gdb，在gdb中用attach命令来挂接进程的PID。并用<text:line-break/>detach来取消挂接的进程。 <text:line-break/>暂停 / 恢复程序运行 <text:line-break/>————————— <text:line-break/>调试程序中，暂停程序运行是必须的，GDB可以方便地暂停程序的运行。你可以设置程序<text:line-break/>的在哪行停住，在什么条件下停住，在收到什么信号时停往等等。以便于你查看运行时的变<text:line-break/>量，以及运行时的流程。 <text:line-break/>当进程被gdb停住时，你可以使用info program 来查看程序的是否在运行，进程号，被暂停<text:line-break/>的原因。 <text:line-break/>在gdb中，我们可以有以下几种暂停方式：断点（BreakPoint）、观察点（WatchPoint）、捕<text:line-break/>捉点（CatchPoint）、信号（Signals）、线程停止（Thread Stops）。如果要恢复程序运行，可<text:line-break/>以使用c或是continue命令。 <text:line-break/>一、设置断点（BreakPoint） <text:line-break/>我们用break命令来设置断点。正面有几点设置断点的方法： <text:line-break/>break <text:line-break/>在进入指定函数时停住。C++中可以使用class::function或function(type,type)格式来指定函</text:p>
      <text:p text:style-name="Text_20_body">数名。 <text:line-break/>break <text:line-break/>在指定行号停住。 <text:line-break/>break +offset <text:line-break/>break -offset <text:line-break/>在当前行号的前面或后面的offset行停住。offiset为自然数。 <text:line-break/><text:soft-page-break/>break filename:linenum <text:line-break/>在源文件filename的linenum行处停住。 <text:line-break/>break filename:function <text:line-break/>在源文件filename的function函数的入口处停住。 <text:line-break/>break *address <text:line-break/>在程序运行的内存地址处停住。 <text:line-break/>break <text:line-break/>break命令没有参数时，表示在下一条指令处停住。 <text:line-break/>break ... if <text:line-break/>...可以是上述的参数，condition表示条件，在条件成立时停住。比如在循环境体中，可以设<text:line-break/>置break if i=100，表示当i为100时停住程序。 <text:line-break/>查看断点时，可使用info命令，如下所示：（注：n表示断点号） <text:line-break/>info breakpoints [n] <text:line-break/>info break [n] <text:line-break/>二、设置观察点（WatchPoint） <text:line-break/>观察点一般来观察某个表达式（变量也是一种表达式）的值是否有变化了，如果有变化，马<text:line-break/>上停住程序。我们有下面的几种方法来设置观察点： <text:line-break/>watch <text:line-break/>为表达式（变量）expr设置一个观察点。一量表达式值有变化时，马上停住程序。 <text:line-break/>rwatch <text:line-break/>当表达式（变量）expr被读时，停住程序。 <text:line-break/>awatch <text:line-break/>当表达式（变量）的值被读或被写时，停住程序。 </text:p>
      <text:p text:style-name="Text_20_body">info watchpoints <text:line-break/>列出当前所设置了的所有观察点。 <text:line-break/>三、设置捕捉点（CatchPoint） <text:line-break/>你可设置捕捉点来补捉程序运行时的一些事件。如：载入共享库（动态链接库）或是C++<text:line-break/>的异常。设置捕捉点的格式为： <text:line-break/>catch <text:line-break/>当event发生时，停住程序。event可以是下面的内容： <text:line-break/>1、throw 一个C++抛出的异常。（throw为关键字） <text:line-break/>2、catch 一个C++捕捉到的异常。（catch为关键字） <text:line-break/>3、exec 调用系统调用exec时。（exec为关键字，目前此功能只在HP-UX下有用） <text:line-break/>4、fork 调用系统调用fork时。（fork为关键字，目前此功能只在HP-UX下有用） <text:line-break/>5、vfork 调用系统调用vfork时。（vfork为关键字，目前此功能只在HP-UX下有用） <text:line-break/>6、load 或 load 载入共享库（动态链接库）时。（load为关键字，目前此功能只在HP-UX<text:line-break/>下有用） <text:line-break/>7、unload 或 unload 卸载共享库（动态链接库）时。（unload为关键字，目前此功能只在<text:line-break/>HP-UX下有用） <text:line-break/>tcatch <text:line-break/><text:soft-page-break/>只设置一次捕捉点，当程序停住以后，应点被自动删除。 <text:line-break/>四、维护停止点 <text:line-break/>上面说了如何设置程序的停止点，GDB中的停止点也就是上述的三类。在GDB中，如果你<text:line-break/>觉得已定义好的停止点没有用了，你可以使用delete、clear、disable、enable这几个命令来<text:line-break/>进行维护。 <text:line-break/>clear <text:line-break/>清除所有的已定义的停止点。 <text:line-break/>clear <text:line-break/>clear <text:line-break/>清除所有设置在函数上的停止点。 <text:line-break/>clear <text:line-break/>clear <text:line-break/>清除所有设置在指定行上的停止点。 <text:line-break/>delete [breakpoints] [range...] <text:line-break/>删除指定的断点，breakpoints为断点号。如果不指定断点号，则表示删除所有的断点。range <text:line-break/>表示断点号的范围（如：3-7）。其简写命令为d。 </text:p>
      <text:p text:style-name="Text_20_body">比删除更好的一种方法是disable停止点，disable了的停止点，GDB不会删除，当你还需要<text:line-break/>时，enable即可，就好像回收站一样。 <text:line-break/>disable [breakpoints] [range...] <text:line-break/>disable所指定的停止点，breakpoints为停止点号。如果什么都不指定，表示disable所有的<text:line-break/>停止点。简写命令是dis. <text:line-break/>enable [breakpoints] [range...] <text:line-break/>enable所指定的停止点，breakpoints为停止点号。 <text:line-break/>enable [breakpoints] once range... <text:line-break/>enable所指定的停止点一次，当程序停止后，该停止点马上被GDB自动disable。 <text:line-break/>enable [breakpoints] delete range... <text:line-break/>enable所指定的停止点一次，当程序停止后，该停止点马上被GDB自动删除。 <text:line-break/>五、停止条件维护 <text:line-break/>前面在说到设置断点时，我们提到过可以设置一个条件，当条件成立时，程序自动停止，这<text:line-break/>是一个非常强大的功能，这里，我想专门说说这个条件的相关维护命令。一般来说，为断点<text:line-break/>设置一个条件，我们使用if关键词，后面跟其断点条件。并且，条件设置好后，我们可以<text:line-break/>用condition命令来修改断点的条件。（只有break和watch命令支持if，catch目前暂不支持<text:line-break/>if） <text:line-break/>condition <text:line-break/>修改断点号为bnum的停止条件为expression。 <text:line-break/>condition <text:line-break/>清除断点号为bnum的停止条件。 <text:line-break/>还有一个比较特殊的维护命令ignore，你可以指定程序运行时，忽略停止条件几次。 <text:line-break/>ignore <text:line-break/>表示忽略断点号为bnum的停止条件count次。 <text:line-break/><text:soft-page-break/>六、为停止点设定运行命令 <text:line-break/>我们可以使用GDB提供的command命令来设置停止点的运行命令。也就是说，当运行的<text:line-break/>程序在被停止住时，我们可以让其自动运行一些别的命令，这很有利行自动化调试。对基于<text:line-break/>GDB的自动化调试是一个强大的支持。 <text:line-break/>commands [bnum] </text:p>
      <text:p text:style-name="Text_20_body">... command-list ... <text:line-break/>end <text:line-break/>为断点号bnum指写一个命令列表。当程序被该断点停住时，gdb会依次运行命令列表中的<text:line-break/>命令。 <text:line-break/>例如： <text:line-break/>break foo if x&gt;0 <text:line-break/>commands <text:line-break/>printf "x is %d/n",x <text:line-break/>continue <text:line-break/>end <text:line-break/>断点设置在函数foo中，断点条件是x&gt;0，如果程序被断住后，也就是，一旦x的值在foo<text:line-break/>函数中大于0，GDB会自动打印出x的值，并继续运行程序。 <text:line-break/>如果你要清除断点上的命令序列，那么只要简单的执行一下commands命令，并直接在打个<text:line-break/>end就行了。 <text:line-break/>七、断点菜单 <text:line-break/>在C++中，可能会重复出现同一个名字的函数若干次（函数重载），在这种情况下，break 不<text:line-break/>能告诉GDB要停在哪个函数的入口。当然，你可以使用break 也就是把函数的参数类型告<text:line-break/>诉GDB，以指定一个函数。否则的话，GDB会给你列出一个断点菜单供你选择你所需要的<text:line-break/>断点。你只要输入你菜单列表中的编号就可以了。如： <text:line-break/>(gdb) b String::after <text:line-break/>[0] cancel <text:line-break/>[1] all <text:line-break/>[2] file:String.cc; line number:867 <text:line-break/>[3] file:String.cc; line number:860 <text:line-break/>[4] file:String.cc; line number:875 <text:line-break/>[5] file:String.cc; line number:853 <text:line-break/>[6] file:String.cc; line number:846 <text:line-break/>[7] file:String.cc; line number:735 <text:line-break/>&gt; 2 4 6 <text:line-break/>Breakpoint 1 at 0xb26c: file String.cc, line 867. <text:line-break/>Breakpoint 2 at 0xb344: file String.cc, line 875. <text:line-break/>Breakpoint 3 at 0xafcc: file String.cc, line 846. <text:line-break/>Multiple breakpoints were set. <text:line-break/>Use the "delete" command to delete unwanted <text:line-break/>breakpoints. <text:line-break/>(gdb) </text:p>
      <text:p text:style-name="Text_20_body"><text:soft-page-break/>可见，GDB列出了所有after的重载函数，你可以选一下列表编号就行了。0表示放弃设置<text:line-break/>断点，1表示所有函数都设置断点。 <text:line-break/>八、恢复程序运行和单步调试 <text:line-break/>当程序被停住了，你可以用continue命令恢复程序的运行直到程序结束，或下一个断点到来。<text:line-break/>也可以使用step或next命令单步跟踪程序。 <text:line-break/>continue [ignore-count] <text:line-break/>c [ignore-count] <text:line-break/>fg [ignore-count] <text:line-break/>恢复程序运行，直到程序结束，或是下一个断点到来。ignore-count表示忽略其后的断点次<text:line-break/>数。continue，c，fg三个命令都是一样的意思。 <text:line-break/>step <text:line-break/>单步跟踪，如果有函数调用，他会进入该函数。进入函数的前提是，此函数被编译有debug<text:line-break/>信息。很像VC等工具中的step in。后面可以加count也可以不加，不加表示一条条地执行，<text:line-break/>加表示执行后面的count条指令，然后再停住。 <text:line-break/>next <text:line-break/>同样单步跟踪，如果有函数调用，他不会进入该函数。很像VC等工具中的step over。后面<text:line-break/>可以加count也可以不加，不加表示一条条地执行，加表示执行后面的count条指令，然后<text:line-break/>再停住。 <text:line-break/>set step-mode <text:line-break/>set step-mode on <text:line-break/>打开step-mode模式，于是，在进行单步跟踪时，程序不会因为没有debug信息而不停住。<text:line-break/>这个参数有很利于查看机器码。 <text:line-break/>set step-mod off <text:line-break/>关闭step-mode模式。 <text:line-break/>finish <text:line-break/>运行程序，直到当前函数完成返回。并打印函数返回时的堆栈地址和返回值及参数值等信息。 <text:line-break/>until 或 u <text:line-break/>当你厌倦了在一个循环体内单步跟踪时，这个命令可以运行程序直到退出循环体。 <text:line-break/>stepi 或 si <text:line-break/>nexti 或 ni <text:line-break/>单步跟踪一条机器指令！一条程序代码有可能由数条机器指令完成，stepi和nexti可以单步<text:line-break/>执行机器指令。与之一样有相同功能的命令是“display/i $pc” ，当运行完这个命令后，单<text:line-break/>步跟踪会在打出程序代码的同时打出机器指令（也就是汇编代码） </text:p>
      <text:p text:style-name="Text_20_body">九、信号（Signals） <text:line-break/>信号是一种软中断，是一种处理异步事件的方法。一般来说，<text:a xlink:type="simple" xlink:href="http://lib.csdn.net/base/operatingsystem" office:target-frame-name="_blank" xlink:show="new" text:style-name="Internet_20_link" text:visited-style-name="Visited_20_Internet_20_Link"><text:span text:style-name="T2">操作系统</text:span></text:a>都支持许多信号。尤<text:line-break/>其是UNIX，比较重要应用程序一般都会处理信号。UNIX定义了许多信号，比如SIGINT<text:line-break/>表示中断字符信号，也就是Ctrl+C的信号，SIGBUS表示硬件故障的信号；SIGCHLD表示<text:line-break/>子进程状态改变信号；SIGKILL表示终止程序运行的信号，等等。信号量编程是UNIX下<text:line-break/>非常重要的一种技术。 <text:line-break/><text:soft-page-break/>GDB有能力在你调试程序的时候处理任何一种信号，你可以告诉GDB需要处理哪一种信<text:line-break/>号。你可以要求GDB收到你所指定的信号时，马上停住正在运行的程序，以供你进行调试。<text:line-break/>你可以用GDB的handle命令来完成这一功能。 <text:line-break/>handle <text:line-break/>在GDB中定义一个信号处理。信号可以以SIG开头或不以SIG开头，可以用定义一个要处<text:line-break/>理信号的范围（如：SIGIO-SIGKILL，表示处理从SIGIO信号到SIGKILL的信号，其中包<text:line-break/>括SIGIO，SIGIOT，SIGKILL三个信号），也可以使用关键字all来标明要处理所有的信号。<text:line-break/>一旦被调试的程序接收到信号，运行程序马上会被GDB停住，以供调试。其可以是以下几<text:line-break/>种关键字的一个或多个。 <text:line-break/>nostop <text:line-break/>当被调试的程序收到信号时，GDB不会停住程序的运行，但会打出消息告诉你收到这种信<text:line-break/>号。 <text:line-break/>stop <text:line-break/>当被调试的程序收到信号时，GDB会停住你的程序。 <text:line-break/>print <text:line-break/>当被调试的程序收到信号时，GDB会显示出一条信息。 <text:line-break/>noprint <text:line-break/>当被调试的程序收到信号时，GDB不会告诉你收到信号的信息。 <text:line-break/>pass <text:line-break/>noignore <text:line-break/>当被调试的程序收到信号时，GDB不处理信号。这表示，GDB会把这个信号交给被调试程<text:line-break/>序会处理。 <text:line-break/>nopass <text:line-break/>ignore <text:line-break/>当被调试的程序收到信号时，GDB不会让被调试程序来处理这个信号。 <text:line-break/>info signals <text:line-break/>info handle <text:line-break/>查看有哪些信号在被GDB检测中。 <text:line-break/>十、线程（Thread Stops） </text:p>
      <text:p text:style-name="Text_20_body">如果你程序是多线程的话，你可以定义你的断点是否在所有的线程上，或是在某个特定的线<text:line-break/>程。GDB很容易帮你完成这一工作。 <text:line-break/>break thread <text:line-break/>break thread if ... <text:line-break/>linespec指定了断点设置在的源程序的行号。threadno指定了线程的ID，注意，这个ID是<text:line-break/>GDB分配的，你可以通过“info threads”命令来查看正在运行程序中的线程信息。如果你<text:line-break/>不指定thread 则表示你的断点设在所有线程上面。你还可以为某线程指定断点条件。如： <text:line-break/>(gdb) break frik.c:13 thread 28 if bartab &gt; lim <text:line-break/>当你的程序被GDB停住时，所有的运行线程都会被停住。这方便你你查看运行程序的总体<text:line-break/>情况。而在你恢复程序运行时，所有的线程也会被恢复运行。那怕是主进程在被单步调试时。 <text:line-break/>查看栈信息 <text:line-break/><text:soft-page-break/>————— <text:line-break/>当程序被停住了，你需要做的第一件事就是查看程序是在哪里停住的。当你的程序调用了一<text:line-break/>个函数，函数的地址，函数参数，函数内的局部变量都会被压入“栈”（Stack）中。你可以<text:line-break/>用GDB命令来查看当前的栈中的信息。 <text:line-break/>下面是一些查看函数调用栈信息的GDB命令： <text:line-break/>backtrace <text:line-break/>bt <text:line-break/>打印当前的函数调用栈的所有信息。如： <text:line-break/>(gdb) bt <text:line-break/>#0 func (n=250) at tst.c:6 <text:line-break/>#1 0x08048524 in main (argc=1, argv=0xbffff674) at tst.c:30 <text:line-break/>#2 0x400409ed in __libc_start_main () from /lib/libc.so.6 <text:line-break/>从上可以看出函数的调用栈信息：__libc_start_main --&gt; main() --&gt; func() <text:line-break/>backtrace <text:line-break/>bt <text:line-break/>n是一个正整数，表示只打印栈顶上n层的栈信息。 <text:line-break/>backtrace &lt;-n&gt; <text:line-break/>bt &lt;-n&gt; <text:line-break/>-n表一个负整数，表示只打印栈底下n层的栈信息。 <text:line-break/>如果你要查看某一层的信息，你需要在切换当前的栈，一般来说，程序停止时，最顶层的栈</text:p>
      <text:p text:style-name="Text_20_body">就是当前栈，如果你要查看栈下面层的详细信息，首先要做的是切换当前栈。 <text:line-break/>frame <text:line-break/>f <text:line-break/>n是一个从0开始的整数，是栈中的层编号。比如：frame 0，表示栈顶，frame 1，表示栈的<text:line-break/>第二层。 <text:line-break/>up <text:line-break/>表示向栈的上面移动n层，可以不打n，表示向上移动一层。 <text:line-break/>down <text:line-break/>表示向栈的下面移动n层，可以不打n，表示向下移动一层。 <text:line-break/>上面的命令，都会打印出移动到的栈层的信息。如果你不想让其打出信息。你可以使用这三<text:line-break/>个命令： <text:line-break/>select-frame 对应于 frame 命令。 <text:line-break/>up-silently 对应于 up 命令。 <text:line-break/>down-silently 对应于 down 命令。 <text:line-break/>查看当前栈层的信息，你可以用以下GDB命令： <text:line-break/>frame 或 f <text:line-break/>会打印出这些信息：栈的层编号，当前的函数名，函数参数值，函数所在文件及行号，函数<text:line-break/>执行到的语句。 <text:line-break/>info frame <text:line-break/>info f <text:line-break/><text:soft-page-break/>这个命令会打印出更为详细的当前栈层的信息，只不过，大多数都是运行时的内内地址。比<text:line-break/>如：函数地址，调用函数的地址，被调用函数的地址，目前的函数是由什么样的程序语言写<text:line-break/>成的、函数参数地址及值、局部变量的地址等等。如： <text:line-break/>(gdb) info f <text:line-break/>Stack level 0, frame at 0xbffff5d4: <text:line-break/>eip = 0x804845d in func (tst.c:6); saved eip 0x8048524 <text:line-break/>called by frame at 0xbffff60c <text:line-break/>source language c. <text:line-break/>Arglist at 0xbffff5d4, args: n=250 <text:line-break/>Locals at 0xbffff5d4, Previous frame's sp is 0x0 <text:line-break/>Saved registers: <text:line-break/>ebp at 0xbffff5d4, eip at 0xbffff5d8 <text:line-break/>info args </text:p>
      <text:p text:style-name="Text_20_body">打印出当前函数的参数名及其值。 <text:line-break/>info locals <text:line-break/>打印出当前函数中所有局部变量及其值。 <text:line-break/>info catch <text:line-break/>打印出当前的函数中的异常处理信息。 <text:line-break/>查看源程序 <text:line-break/>————— <text:line-break/>一、显示源代码 <text:line-break/>GDB 可以打印出所调试程序的源代码，当然，在程序编译时一定要加上-g的参数，把源程<text:line-break/>序信息编译到执行文件中。不然就看不到源程序了。当程序停下来以后，GDB会报告程序<text:line-break/>停在了那个文件的第几行上。你可以用list命令来打印程序的源代码。还是来看一看查看源<text:line-break/>代码的GDB命令吧。 <text:line-break/>list <text:line-break/>显示程序第linenum行的周围的源程序。 <text:line-break/>list <text:line-break/>显示函数名为function的函数的源程序。 <text:line-break/>list <text:line-break/>显示当前行后面的源程序。 <text:line-break/>list - <text:line-break/>显示当前行前面的源程序。 <text:line-break/>一般是打印当前行的上5行和下5行，如果显示函数是是上2行下8行，默认是10行，当<text:line-break/>然，你也可以定制显示的范围，使用下面命令可以设置一次显示源程序的行数。 <text:line-break/>set listsize <text:line-break/>设置一次显示源代码的行数。 <text:line-break/>show listsize <text:line-break/>查看当前listsize的设置。 <text:line-break/>list命令还有下面的用法： <text:line-break/>list , </text:p>
      <text:p text:style-name="Text_20_body"><text:soft-page-break/>显示从first行到last行之间的源代码。 <text:line-break/>list , <text:line-break/>显示从当前行到last行之间的源代码。 <text:line-break/>list + <text:line-break/>往后显示源代码。 <text:line-break/>一般来说在list后面可以跟以下这们的参数： <text:line-break/>行号。 <text:line-break/>&lt;+offset&gt; 当前行号的正偏移量。 <text:line-break/>&lt;-offset&gt; 当前行号的负偏移量。 <text:line-break/>哪个文件的哪一行。 <text:line-break/>函数名。 <text:line-break/>哪个文件中的哪个函数。 <text:line-break/>&lt;*address&gt; 程序运行时的语句在内存中的地址。 <text:line-break/>二、搜索源代码 <text:line-break/>不仅如此，GDB还提供了源代码搜索的命令： <text:line-break/>forward-search <text:line-break/>search <text:line-break/>向前面搜索。 <text:line-break/>reverse-search <text:line-break/>全部搜索。 <text:line-break/>其中，就是正则表达式，也主一个字符串的匹配模式，关于正则表达式，我就不在这里讲了，<text:line-break/>还请各位查看相关资料。 <text:line-break/>三、指定源文件的路径 <text:line-break/>某些时候，用-g编译过后的执行程序中只是包括了源文件的名字，没有路径名。GDB提供<text:line-break/>了可以让你指定源文件的路径的命令，以便GDB进行搜索。 <text:line-break/>directory <text:line-break/>dir <text:line-break/>加一个源文件路径到当前路径的前面。如果你要指定多个路径，UNIX下你可以使用“:”，<text:line-break/>Windows下你可以使用“;”。 </text:p>
      <text:p text:style-name="Text_20_body">directory <text:line-break/>清除所有的自定义的源文件搜索路径信息。 <text:line-break/>show directories <text:line-break/>显示定义了的源文件搜索路径。 <text:line-break/>四、源代码的内存 <text:line-break/>你可以使用info line命令来查看源代码在内存中的地址。info line后面可以跟“行号”，“函<text:line-break/>数名”，“文件名:行号”，“文件名:函数名”，这个命令会打印出所指定的源码在运行时的内<text:line-break/>存地址，如： <text:line-break/>(gdb) info line tst.c:func <text:line-break/>Line 5 of "tst.c" starts at address 0x8048456 and ends at 0x804845d . <text:line-break/>还有一个命令（disassemble）你可以查看源程序的当前执行时的机器码，这个命令会把目前<text:line-break/><text:soft-page-break/>内存中的指令dump出来。如下面的示例表示查看函数func的汇编代码。 <text:line-break/>(gdb) disassemble func <text:line-break/>Dump of assembler code for function func: <text:line-break/>0x8048450 : push %ebp <text:line-break/>0x8048451 : mov %esp,%ebp <text:line-break/>0x8048453 : sub $0x18,%esp <text:line-break/>0x8048456 : movl $0x0,0xfffffffc(%ebp) <text:line-break/>0x804845d : movl $0x1,0xfffffff8(%ebp) <text:line-break/>0x8048464 : mov 0xfffffff8(%ebp),%eax <text:line-break/>0x8048467 : cmp 0x8(%ebp),%eax <text:line-break/>0x804846a : jle 0x8048470 <text:line-break/>0x804846c : jmp 0x8048480 <text:line-break/>0x804846e : mov %esi,%esi <text:line-break/>0x8048470 : mov 0xfffffff8(%ebp),%eax <text:line-break/>0x8048473 : add %eax,0xfffffffc(%ebp) <text:line-break/>0x8048476 : incl 0xfffffff8(%ebp) <text:line-break/>0x8048479 : jmp 0x8048464 <text:line-break/>0x804847b : nop <text:line-break/>0x804847c : lea 0x0(%esi,1),%esi <text:line-break/>0x8048480 : mov 0xfffffffc(%ebp),%edx <text:line-break/>0x8048483 : mov %edx,%eax <text:line-break/>0x8048485 : jmp 0x8048487 <text:line-break/>0x8048487 : mov %ebp,%esp <text:line-break/>0x8048489 : pop %ebp <text:line-break/>0x804848a : ret <text:line-break/>End of assembler dump. </text:p>
      <text:p text:style-name="Text_20_body">查看运行时数据 <text:line-break/>——————— <text:line-break/>在你调试程序时，当程序被停住时，你可以使用print命令（简写命令为p），或是同义命令<text:line-break/>inspect来查看当前程序的运行数据。print命令的格式是： <text:line-break/>print <text:line-break/>print / <text:line-break/>是表达式，是你所调试的程序的语言的表达式（GDB可以调试多种编程语言），是输出的格<text:line-break/>式，比如，如果要把表达式按16进制的格式输出，那么就是/x。 <text:line-break/>一、表达式 <text:line-break/>print和许多GDB的命令一样，可以接受一个表达式，GDB会根据当前的程序运行的数据<text:line-break/>来计算这个表达式，既然是表达式，那么就可以是当前程序运行中的const常量、变量、函<text:line-break/>数等内容。可惜的是GDB不能使用你在程序中所定义的宏。 <text:line-break/>表达式的语法应该是当前所调试的语言的语法，由于C/C++是一种大众型的语言，所以，本<text:line-break/>文中的例子都是关于C/C++的。（而关于用GDB调试其它语言的章节，我将在后面介绍） <text:line-break/>在表达式中，有几种GDB所支持的操作符，它们可以用在任何一种语言中。 <text:line-break/>@ <text:line-break/><text:soft-page-break/>是一个和数组有关的操作符，在后面会有更详细的说明。 <text:line-break/>:: <text:line-break/>指定一个在文件或是一个函数中的变量。 <text:line-break/>{} <text:line-break/>表示一个指向内存地址的类型为type的一个对象。 <text:line-break/>二、程序变量 <text:line-break/>在GDB中，你可以随时查看以下三种变量的值： <text:line-break/>1、全局变量（所有文件可见的） <text:line-break/>2、静态全局变量（当前文件可见的） <text:line-break/>3、局部变量（当前Scope可见的） <text:line-break/>如果你的局部变量和全局变量发生冲突（也就是重名），一般情况下是局部变量会隐藏全局<text:line-break/>变量，也就是说，如果一个全局变量和一个函数中的局部变量同名时，如果当前停止点在函</text:p>
      <text:p text:style-name="Text_20_body">数中，用print显示出的变量的值会是函数中的局部变量的值。如果此时你想查看全局变量<text:line-break/>的值时，你可以使用“::”操作符： <text:line-break/>file::variable <text:line-break/>function::variable <text:line-break/>可以通过这种形式指定你所想查看的变量，是哪个文件中的或是哪个函数中的。例如，查看<text:line-break/>文件f2.c中的全局变量x的值： <text:line-break/>gdb) p 'f2.c'::x <text:line-break/>当然，“::”操作符会和C++中的发生冲突，GDB能自动识别“::” 是否C++的操作符，所<text:line-break/>以你不必担心在调试C++程序时会出现异常。 <text:line-break/>另外，需要注意的是，如果你的程序编译时开启了优化选项，那么在用GDB调试被优化过<text:line-break/>的程序时，可能会发生某些变量不能访问，或是取值错误码的情况。这个是很正常的，因为<text:line-break/>优化程序会删改你的程序，整理你程序的语句顺序，剔除一些无意义的变量等，所以在GDB<text:line-break/>调试这种程序时，运行时的指令和你所编写指令就有不一样，也就会出现你所想象不到的结<text:line-break/>果。对付这种情况时，需要在编译程序时关闭编译优化。一般来说，几乎所有的编译器都支<text:line-break/>持编译优化的开关，例如，GNU的C/C++编译器GCC，你可以使用“-gstabs”选项来解决<text:line-break/>这个问题。关于编译器的参数，还请查看编译器的使用说明文档。 <text:line-break/>三、数组 <text:line-break/>有时候，你需要查看一段连续的内存空间的值。比如数组的一段，或是动态分配的数据的大<text:line-break/>小。你可以使用GDB的“@”操作符，“@”的左边是第一个内存的地址的值，“@”的右<text:line-break/>边则你你想查看内存的长度。例如，你的程序中有这样的语句： <text:line-break/>int *array = (int *) malloc (len * sizeof (int)); <text:line-break/>于是，在GDB调试过程中，你可以以如下命令显示出这个动态数组的取值： <text:line-break/>p <text:a xlink:type="simple" xlink:href="mailto:*array@len" text:style-name="Internet_20_link" text:visited-style-name="Visited_20_Internet_20_Link"><text:span text:style-name="T3">*array@len</text:span></text:a> <text:line-break/>@的左边是数组的首地址的值，也就是变量array所指向的内容，右边则是数据的长度，其<text:line-break/>保存在变量len中，其输出结果，大约是下面这个样子的： <text:line-break/>(gdb) p <text:a xlink:type="simple" xlink:href="mailto:*array@len" text:style-name="Internet_20_link" text:visited-style-name="Visited_20_Internet_20_Link"><text:span text:style-name="T3">*array@len</text:span></text:a> <text:line-break/>$1 = {2, 4, 6, 8, 10, 12, 14, 16, 18, 20, 22, 24, 26, 28, 30, 32, 34, 36, 38, 40} <text:line-break/><text:soft-page-break/>如果是静态数组的话，可以直接用print数组名，就可以显示数组中所有数据的内容了。 <text:line-break/>四、输出格式 </text:p>
      <text:p text:style-name="Text_20_body">一般来说，GDB会根据变量的类型输出变量的值。但你也可以自定义GDB的输出的格式。<text:line-break/>例如，你想输出一个整数的十六进制，或是二进制来查看这个整型变量的中的位的情况。要<text:line-break/>做到这样，你可以使用GDB的数据显示格式： <text:line-break/>x 按十六进制格式显示变量。 <text:line-break/>d 按十进制格式显示变量。 <text:line-break/>u 按十六进制格式显示无符号整型。 <text:line-break/>o 按八进制格式显示变量。 <text:line-break/>t 按二进制格式显示变量。 <text:line-break/>a 按十六进制格式显示变量。 <text:line-break/>c 按字符格式显示变量。 <text:line-break/>f 按浮点数格式显示变量。 <text:line-break/>(gdb) p i <text:line-break/>$21 = 101 <text:line-break/>(gdb) p/a i <text:line-break/>$22 = 0x65 <text:line-break/>(gdb) p/c i <text:line-break/>$23 = 101 'e' <text:line-break/>(gdb) p/f i <text:line-break/>$24 = 1.41531145e-43 <text:line-break/>(gdb) p/x i <text:line-break/>$25 = 0x65 <text:line-break/>(gdb) p/t i <text:line-break/>$26 = 1100101 <text:line-break/>五、查看内存 <text:line-break/>你可以使用examine命令（简写是x）来查看内存地址中的值。x命令的语法如下所示： <text:line-break/>x/ <text:line-break/>n、f、u是可选的参数。 <text:line-break/>n 是一个正整数，表示显示内存的长度，也就是说从当前地址向后显示几个地址的内容。 <text:line-break/>f 表示显示的格式，参见上面。如果地址所指的是字符串，那么格式可以是s，如果地十是<text:line-break/>指令地址，那么格式可以是i。 </text:p>
      <text:p text:style-name="Text_20_body">u 表示从当前地址往后请求的字节数，如果不指定的话，GDB默认是4个bytes。u参数可<text:line-break/>以用下面的字符来代替，b表示单字节，h表示双字节，w表示四字节，g表示八字节。当<text:line-break/>我们指定了字节长度后，GDB会从指内存定的内存地址开始，读写指定字节，并把其当作<text:line-break/>一个值取出来。 <text:line-break/>表示一个内存地址。 <text:line-break/>n/f/u三个参数可以一起使用。例如： <text:line-break/>命令：x/3uh 0x54320 表示，从内存地址0x54320读取内容，h表示以双字节为一个单位，3<text:line-break/><text:soft-page-break/>表示三个单位，u表示按十六进制显示。 <text:line-break/>六、自动显示 <text:line-break/>你可以设置一些自动显示的变量，当程序停住时，或是在你单步跟踪时，这些变量会自动显<text:line-break/>示。相关的GDB命令是display。 <text:line-break/>display <text:line-break/>display/ <text:line-break/>display/ <text:line-break/>expr是一个表达式，fmt表示显示的格式，addr表示内存地址，当你用display设定好了一<text:line-break/>个或多个表达式后，只要你的程序被停下来，GDB会自动显示你所设置的这些表达式的值。 <text:line-break/>格式i和s同样被display支持，一个非常有用的命令是： <text:line-break/>display/i $pc <text:line-break/>$pc是GDB的环境变量，表示着指令的地址，/i则表示输出格式为机器指令码，也就是汇<text:line-break/>编。于是当程序停下后，就会出现源代码和机器指令码相对应的情形，这是一个很有意思的<text:line-break/>功能。 <text:line-break/>下面是一些和display相关的GDB命令： <text:line-break/>undisplay <text:line-break/>delete display <text:line-break/>删除自动显示，dnums意为所设置好了的自动显式的编号。如果要同时删除几个，编号可以<text:line-break/>用空格分隔，如果要删除一个范围内的编号，可以用减号表示（如：2-5） <text:line-break/>disable display <text:line-break/>enable display <text:line-break/>disable和enalbe不删除自动显示的设置，而只是让其失效和恢复。 </text:p>
      <text:p text:style-name="Text_20_body">info display <text:line-break/>查看display设置的自动显示的信息。GDB会打出一张表格，向你报告当然调试中设置了多<text:line-break/>少个自动显示设置，其中包括，设置的编号，表达式，是否enable。 <text:line-break/>七、设置显示选项 <text:line-break/>GDB中关于显示的选项比较多，这里我只例举大多数常用的选项。 <text:line-break/>set print address <text:line-break/>set print address on <text:line-break/>打开地址输出，当程序显示函数信息时，GDB会显出函数的参数地址。系统默认为打开的，<text:line-break/>如： <text:line-break/>(gdb) f <text:line-break/>#0 set_quotes (lq=0x34c78 "&lt;&lt;", rq=0x34c88 "&gt;&gt;") <text:line-break/>at input.c:530 <text:line-break/>530 if (lquote != def_lquote) <text:line-break/>set print address off <text:line-break/>关闭函数的参数地址显示，如： <text:line-break/>(gdb) set print addr off <text:line-break/>(gdb) f <text:line-break/>#0 set_quotes (lq="&lt;&lt;", rq="&gt;&gt;") at input.c:530 <text:line-break/>530 if (lquote != def_lquote) <text:line-break/><text:soft-page-break/>show print address <text:line-break/>查看当前地址显示选项是否打开。 <text:line-break/>set print array <text:line-break/>set print array on <text:line-break/>打开数组显示，打开后当数组显示时，每个元素占一行，如果不打开的话，每个元素则以逗<text:line-break/>号分隔。这个选项默认是关闭的。与之相关的两个命令如下，我就不再多说了。 <text:line-break/>set print array off <text:line-break/>show print array <text:line-break/>set print elements <text:line-break/>这个选项主要是设置数组的，如果你的数组太大了，那么就可以指定一个来指定数据显示的<text:line-break/>最大长度，当到达这个长度时，GDB就不再往下显示了。如果设置为0，则表示不限制。 <text:line-break/>show print elements </text:p>
      <text:p text:style-name="Text_20_body">查看print elements的选项信息。 <text:line-break/>set print null-stop <text:line-break/>如果打开了这个选项，那么当显示字符串时，遇到结束符则停止显示。这个选项默认为off。 <text:line-break/>set print pretty on <text:line-break/>如果打开printf pretty这个选项，那么当GDB显示结构体时会比较漂亮。如： <text:line-break/>$1 = { <text:line-break/>next = 0x0, <text:line-break/>flags = { <text:line-break/>sweet = 1, <text:line-break/>sour = 1 <text:line-break/>}, <text:line-break/>meat = 0x54 "Pork" <text:line-break/>} <text:line-break/>set print pretty off <text:line-break/>关闭printf pretty这个选项，GDB显示结构体时会如下显示： <text:line-break/>$1 = {next = 0x0, flags = {sweet = 1, sour = 1}, meat = 0x54 "Pork"} <text:line-break/>show print pretty <text:line-break/>查看GDB是如何显示结构体的。 <text:line-break/>set print sevenbit-strings <text:line-break/>设置字符显示，是否按“/nnn”的格式显示，如果打开，则字符串或字符数据按/nnn显示，<text:line-break/>如“/065”。 <text:line-break/>show print sevenbit-strings <text:line-break/>查看字符显示开关是否打开。 <text:line-break/>set print union <text:line-break/>设置显示结构体时，是否显式其内的联合体数据。例如有以下<text:a xlink:type="simple" xlink:href="http://lib.csdn.net/base/datastructure" office:target-frame-name="_blank" xlink:show="new" text:style-name="Internet_20_link" text:visited-style-name="Visited_20_Internet_20_Link"><text:span text:style-name="T2">数据结构</text:span></text:a>： <text:line-break/>typedef enum {Tree, Bug} Species; <text:line-break/>typedef enum {Big_tree, Acorn, Seedling} Tree_forms; <text:line-break/>typedef enum {Caterpillar, Cocoon, Butterfly} <text:line-break/>Bug_forms; <text:line-break/>struct thing { <text:line-break/><text:soft-page-break/>Species it; <text:line-break/>union { </text:p>
      <text:p text:style-name="Text_20_body">Tree_forms tree; <text:line-break/>Bug_forms bug; <text:line-break/>} form; <text:line-break/>}; <text:line-break/>struct thing foo = {Tree, {Acorn}}; <text:line-break/>当打开这个开关时，执行 p foo 命令后，会如下显示： <text:line-break/>$1 = {it = Tree, form = {tree = Acorn, bug = Cocoon}} <text:line-break/>当关闭这个开关时，执行 p foo 命令后，会如下显示： <text:line-break/>$1 = {it = Tree, form = {...}} <text:line-break/>show print union <text:line-break/>查看联合体数据的显示方式 <text:line-break/>set print object <text:line-break/>在C++中，如果一个对象指针指向其派生类，如果打开这个选项，GDB会自动按照虚方法<text:line-break/>调用的规则显示输出，如果关闭这个选项的话，GDB就不管虚函数表了。这个选项默认是<text:line-break/>off。 <text:line-break/>show print object <text:line-break/>查看对象选项的设置。 <text:line-break/>set print static-members <text:line-break/>这个选项表示，当显示一个C++对象中的内容是，是否显示其中的静态数据成员。默认是<text:line-break/>on。 <text:line-break/>show print static-members <text:line-break/>查看静态数据成员选项设置。 <text:line-break/>set print vtbl <text:line-break/>当此选项打开时，GDB将用比较规整的格式来显示虚函数表时。其默认是关闭的。 <text:line-break/>show print vtbl <text:line-break/>查看虚函数显示格式的选项。 <text:line-break/>八、历史记录 <text:line-break/>当你用GDB的print查看程序运行时的数据时，你每一个print都会被GDB记录下来。GDB<text:line-break/>会以$1, $2, $3 .....这样的方式为你每一个print命令编上号。于是，你可以使用这个编号访问<text:line-break/>以前的表达式，如$1。这个功能所带来的好处是，如果你先前输入了一个比较长的表达式，<text:line-break/>如果你还想查看这个表达式的值，你可以使用历史记录来访问，省去了重复输入。 </text:p>
      <text:p text:style-name="Text_20_body">九、GDB环境变量 <text:line-break/>你可以在GDB的调试环境中定义自己的变量，用来保存一些调试程序中的运行数据。要定<text:line-break/>义一个GDB的变量很简单只需。使用GDB的set命令。GDB的环境变量和UNIX一样，<text:line-break/>也是以$起头。如： <text:line-break/>set $foo = *object_ptr <text:line-break/>使用环境变量时，GDB会在你第一次使用时创建这个变量，而在以后的使用中，则直接对<text:line-break/>其賦值。环境变量没有类型，你可以给环境变量定义任一的类型。包括结构体和数组。 <text:line-break/><text:soft-page-break/>show convenience <text:line-break/>该命令查看当前所设置的所有的环境变量。 <text:line-break/>这是一个比较强大的功能，环境变量和程序变量的交互使用，将使得程序调试更为灵活便捷。<text:line-break/>例如： <text:line-break/>set $i = 0 <text:line-break/>print bar[$i++]-&gt;contents <text:line-break/>于是，当你就不必，print bar[0]-&gt;contents, print bar[1]-&gt;contents地输入命令了。输入这样的<text:line-break/>命令后，只用敲回车，重复执行上一条语句，环境变量会自动累加，从而完成逐个输出的功<text:line-break/>能。 <text:line-break/>十、查看寄存器 <text:line-break/>要查看寄存器的值，很简单，可以使用如下命令： <text:line-break/>info registers <text:line-break/>查看寄存器的情况。（除了浮点寄存器） <text:line-break/>info all-registers <text:line-break/>查看所有寄存器的情况。（包括浮点寄存器） <text:line-break/>info registers <text:line-break/>查看所指定的寄存器的情况。 <text:line-break/>寄存器中放置了程序运行时的数据，比如程序当前运行的指令地址（ip），程序的当前堆栈<text:line-break/>地址（sp）等等。你同样可以使用print命令来访问寄存器的情况，只需要在寄存器名字前<text:line-break/>加一个$符号就可以了。如：p $eip。 </text:p>
      <text:p text:style-name="Text_20_body">改变程序的执行 <text:line-break/>——————— <text:line-break/>一旦使用GDB挂上被调试程序，当程序运行起来后，你可以根据自己的调试思路来动态地<text:line-break/>在GDB中更改当前被调试程序的运行线路或是其变量的值，这个强大的功能能够让你更好<text:line-break/>的调试你的程序，比如，你可以在程序的一次运行中走遍程序的所有分支。 <text:line-break/>一、修改变量值 <text:line-break/>修改被调试程序运行时的变量值，在GDB中很容易实现，使用GDB的print命令即可完成。<text:line-break/>如： <text:line-break/>(gdb) print x=4 <text:line-break/>x=4这个表达式是C/C++的语法，意为把变量x的值修改为4，如果你当前调试的语言是<text:line-break/>Pascal，那么你可以使用Pascal的语法：x:=4。 <text:line-break/>在某些时候，很有可能你的变量和GDB中的参数冲突，如： <text:line-break/>(gdb) whatis width <text:line-break/>type = double <text:line-break/>(gdb) p width <text:line-break/>$4 = 13 <text:line-break/>(gdb) set width=47 <text:line-break/>Invalid syntax in expression. <text:line-break/>因为，set width是GDB的命令，所以，出现了“Invalid syntax in expression”的设置错误，<text:line-break/>此时，你可以使用set var命令来告诉GDB，width不是你GDB的参数，而是程序的变量名，<text:line-break/><text:soft-page-break/>如： <text:line-break/>(gdb) set var width=47 <text:line-break/>另外，还可能有些情况，GDB并不报告这种错误，所以保险起见，在你改变程序变量取值<text:line-break/>时，最好都使用set var格式的GDB命令。 <text:line-break/>二、跳转执行 <text:line-break/>一般来说，被调试程序会按照程序代码的运行顺序依次执行。GDB提供了乱序执行的功能，<text:line-break/>也就是说，GDB可以修改程序的执行顺序，可以让程序执行随意跳跃。这个功能可以由GDB<text:line-break/>的jump命令来完： <text:line-break/>jump </text:p>
      <text:p text:style-name="Text_20_body">指定下一条语句的运行点。可以是文件的行号，可以是file:line格式，可以是+num这种偏<text:line-break/>移量格式。表式着下一条运行语句从哪里开始。 <text:line-break/>jump <text:line-break/>这里的 <text:line-break/>是代码行的内存地址。 <text:line-break/>注意，jump命令不会改变当前的程序栈中的内容，所以，当你从一个函数跳到另一个函数<text:line-break/>时，当函数运行完返回时进行弹栈操作时必然会发生错误，可能结果还是非常奇怪的，甚至<text:line-break/>于产生程序Core Dump。所以最好是同一个函数中进行跳转。 <text:line-break/>熟悉汇编的人都知道，程序运行时，有一个寄存器用于保存当前代码所在的内存地址。所以，<text:line-break/>jump命令也就是改变了这个寄存器中的值。于是，你可以使用“set $pc”来更改跳转执行<text:line-break/>的地址。如： <text:line-break/>set $pc = 0x485 <text:line-break/>三、产生信号量 <text:line-break/>使用singal命令，可以产生一个信号量给被调试的程序。如：中断信号Ctrl+C。这非常方便<text:line-break/>于程序的调试，可以在程序运行的任意位置设置断点，并在该断点用GDB产生一个信号量，<text:line-break/>这种精确地在某处产生信号非常有利程序的调试。 <text:line-break/>语法是：signal ，UNIX的系统信号量通常从1到15。所以取值也在这个范围。 <text:line-break/>single命令和shell的kill命令不同，系统的kill命令发信号给被调试程序时，是由GDB截<text:line-break/>获的，而single命令所发出一信号则是直接发给被调试程序的。 <text:line-break/>四、强制函数返回 <text:line-break/>如果你的调试断点在某个函数中，并还有语句没有执行完。你可以使用return命令强制函数<text:line-break/>忽略还没有执行的语句并返回。 <text:line-break/>return <text:line-break/>return <text:line-break/>使用return命令取消当前函数的执行，并立即返回，如果指定了，那么该表达式的值会被认<text:line-break/>作函数的返回值。 <text:line-break/>五、强制调用函数 </text:p>
      <text:p text:style-name="Text_20_body">call <text:line-break/>表达式中可以一是函数，以此达到强制调用函数的目的。并显示函数的返回值，如果函数返<text:line-break/>回值是void，那么就不显示。 <text:line-break/><text:soft-page-break/>另一个相似的命令也可以完成这一功能——print，print后面可以跟表达式，所以也可以用他<text:line-break/>来调用函数，print和call的不同是，如果函数返回void，call则不显示，print则显示函数返<text:line-break/>回值，并把该值存入历史数据中。 <text:line-break/>在不同语言中使用GDB <text:line-break/>—————————— <text:line-break/>GDB支持下列语言：C, C++, Fortran, PASCAL, <text:a xlink:type="simple" xlink:href="http://lib.csdn.net/base/javaee" office:target-frame-name="_blank" xlink:show="new" text:style-name="Internet_20_link" text:visited-style-name="Visited_20_Internet_20_Link"><text:span text:style-name="T1">Java</text:span></text:a>, Chill, assembly, 和 Modula-2。一般说<text:line-break/>来，GDB会根据你所调试的程序来确定当然的调试语言，比如：发现文件名后缀为“.c”<text:line-break/>的，GDB会认为是C程序。文件名后缀为“.C, .cc, .cp, .cpp, .cxx, .c++”的，GDB会认为是<text:line-break/>C++程序。而后缀是“.f, .F”的，GDB会认为是Fortran程序，还有，后缀为如果是“.s, .S”<text:line-break/>的会认为是汇编语言。 <text:line-break/>也就是说，GDB会根据你所调试的程序的语言，来设置自己的语言环境，并让GDB的命令<text:line-break/>跟着语言环境的改变而改变。比如一些GDB命令需要用到表达式或变量时，这些表达式或<text:line-break/>变量的语法，完全是根据当前的语言环境而改变的。例如C/C++中对指针的语法是*p，而在<text:line-break/>Modula-2中则是p^。并且，如果你当前的程序是由几种不同语言一同编译成的，那到在调<text:line-break/>试过程中，GDB也能根据不同的语言自动地切换语言环境。这种跟着语言环境而改变的功<text:line-break/>能，真是体贴开发人员的一种设计。 <text:line-break/>下面是几个相关于GDB语言环境的命令： <text:line-break/>show language <text:line-break/>查看当前的语言环境。如果GDB不能识为你所调试的编程语言，那么，<text:a xlink:type="simple" xlink:href="http://lib.csdn.net/base/c" office:target-frame-name="_blank" xlink:show="new" text:style-name="Internet_20_link" text:visited-style-name="Visited_20_Internet_20_Link"><text:span text:style-name="T1">C</text:span></text:a><text:a xlink:type="simple" xlink:href="http://lib.csdn.net/base/c" office:target-frame-name="_blank" xlink:show="new" text:style-name="Internet_20_link" text:visited-style-name="Visited_20_Internet_20_Link"><text:span text:style-name="T2">语言</text:span></text:a>被认为是默<text:line-break/>认的环境。 <text:line-break/>info frame <text:line-break/>查看当前函数的程序语言。 <text:line-break/>info source <text:line-break/>查看当前文件的程序语言。 <text:line-break/>如果GDB没有检测出当前的程序语言，那么你也可以手动设置当前的程序语言。使用set <text:line-break/>language命令即可做到。 <text:line-break/>当set language命令后什么也不跟的话，你可以查看GDB所支持的语言种类： </text:p>
      <text:p text:style-name="Text_20_body">(gdb) set language <text:line-break/>The currently understood settings are: <text:line-break/>local or auto Automatic setting based on source file <text:line-break/>c Use the C language <text:line-break/>c++ Use the C++ language <text:line-break/>asm Use the Asm language <text:line-break/>chill Use the Chill language <text:line-break/>fortran Use the Fortran language <text:line-break/><text:a xlink:type="simple" xlink:href="http://lib.csdn.net/base/java" office:target-frame-name="_blank" xlink:show="new" text:style-name="Internet_20_link" text:visited-style-name="Visited_20_Internet_20_Link"><text:span text:style-name="T1">Java </text:span></text:a>Use the Java language <text:line-break/>modula-2 Use the Modula-2 language <text:line-break/>pascal Use the Pascal language <text:line-break/>scheme Use the Scheme language <text:line-break/>于是你可以在set language后跟上被列出来的程序语言名，来设置当前的语言环境。 <text:line-break/><text:soft-page-break/>后记 <text:line-break/>—— <text:line-break/>GDB是一个强大的命令行调试工具。大家知道命令行的强大就是在于，其可以形成执行序<text:line-break/>列，形成脚本。UNIX下的软件全是命令行的，这给程序开发提代供了极大的便利，命令行<text:line-break/>软件的优势在于，它们可以非常容易的集成在一起，使用几个简单的已有工具的命令，就可<text:line-break/>以做出一个非常强大的功能。 <text:line-break/>于是UNIX下的软件比Windows下的软件更能有机地结合，各自发挥各自的长处，组合成<text:line-break/>更为强劲的功能。而Windows下的图形软件基本上是各自为营，互相不能调用，很不利于<text:line-break/>各种软件的相互集成。在这里并不是要和Windows做个什么比较，所谓“寸有所长，尺有<text:line-break/>所短”，图形化工具还是有不如命令行的地方。（看到这句话时，希望各位千万再也不要认为<text:line-break/>我就是“鄙视图形界面”，和我抬杠了 ） <text:line-break/>我是根据版本为5.1.1的GDB所写的这篇文章，所以可能有些功能已被修改，或是又有更<text:line-break/>为强劲的功能。而且，我写得非常仓促，写得比较简略，并且，其中我已经看到有许多错别<text:line-break/>字了（我用五笔，所以错字让你看不懂），所以，我在这里对我文中的差错表示万分的歉意。 <text:line-break/>文中所罗列的GDB的功能时，我只是罗列了一些带用的GDB的命令和使用方法，其实，<text:line-break/>我这里只讲述的功能大约只占GDB所有功能的60%吧，详细的文档，还是请查看GDB的<text:line-break/>帮助和使用手册吧，或许，过段时间，如果我有空，我再写一篇GDB的高级使用。 <text:line-break/>我个人非常喜欢GDB的自动调试的功能，这个功能真的很强大，试想，我在UNIX下写个<text:line-break/>脚本，让脚本自动编译我的程序，被自动调试，并把结果报告出来，调试成功，自动checkin<text:line-break/>源码库。一个命令，编译带着调试带着checkin，多爽啊。只是GDB对自动化调试目前支持<text:line-break/>还不是很成熟，只能实现半自动化，真心期望着GDB的自动化调试功能的成熟。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7:47:55.186854102</meta:creation-date>
    <dc:date>2016-11-28T17:48:19.373837103</dc:date>
    <meta:editing-duration>PT24S</meta:editing-duration>
    <meta:editing-cycles>1</meta:editing-cycles>
    <meta:document-statistic meta:table-count="0" meta:image-count="0" meta:object-count="0" meta:page-count="25" meta:paragraph-count="31" meta:word-count="14415" meta:character-count="26225" meta:non-whitespace-character-count="23223"/>
    <meta:generator>LibreOffice/5.2.2.2$Linux_X86_64 LibreOffice_project/20m0$Build-2</meta:generator>
  </office:meta>
</office:document-meta>
</file>